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9_tuning" table:style-name="ta1">
        <table:shapes>
          <draw:frame draw:z-index="0" draw:style-name="gr1" draw:text-style-name="P1" svg:width="6.2988in" svg:height="3.5429in" svg:x="6.3874in" svg:y="0.5622in">
            <draw:object draw:notify-on-update-of-ranges="M_201028_FU_M23_T19_tuning.B1:M_201028_FU_M23_T19_tuning.B1 M_201028_FU_M23_T19_tuning.B2:M_201028_FU_M23_T19_tuning.B21 M_201028_FU_M23_T19_tuning.E1:M_201028_FU_M23_T19_tuning.E1 M_201028_FU_M23_T19_tuning.E2:M_201028_FU_M23_T19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29414006474557" calcext:value-type="float">
            <text:p>-0.002294140064746</text:p>
          </table:table-cell>
          <table:table-cell office:value-type="float" office:value="-6.54771469756743" calcext:value-type="float">
            <text:p>-6.5477146975674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192927142869125" calcext:value-type="float">
            <text:p>-0.000192927142869</text:p>
          </table:table-cell>
          <table:table-cell office:value-type="float" office:value="-6.72050960364104" calcext:value-type="float">
            <text:p>-6.7205096036410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181657279901895" calcext:value-type="float">
            <text:p>-0.001816572799019</text:p>
          </table:table-cell>
          <table:table-cell office:value-type="float" office:value="-6.86054258380019" calcext:value-type="float">
            <text:p>-6.8605425838001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12201974629205" calcext:value-type="float">
            <text:p>-0.002122019746292</text:p>
          </table:table-cell>
          <table:table-cell office:value-type="float" office:value="-6.97459921807121" calcext:value-type="float">
            <text:p>-6.9745992180712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7759306449645" calcext:value-type="float">
            <text:p>-0.002775930644965</text:p>
          </table:table-cell>
          <table:table-cell office:value-type="float" office:value="-7.07102146673464" calcext:value-type="float">
            <text:p>-7.0710214667346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175596957494951" calcext:value-type="float">
            <text:p>-0.00175596957495</text:p>
          </table:table-cell>
          <table:table-cell office:value-type="float" office:value="-7.15346402318683" calcext:value-type="float">
            <text:p>-7.1534640231868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47202882477388" calcext:value-type="float">
            <text:p>-0.002472028824774</text:p>
          </table:table-cell>
          <table:table-cell office:value-type="float" office:value="-7.25687316060434" calcext:value-type="float">
            <text:p>-7.256873160604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58568943994801" calcext:value-type="float">
            <text:p>-0.002585689439948</text:p>
          </table:table-cell>
          <table:table-cell office:value-type="float" office:value="-7.76837543784363" calcext:value-type="float">
            <text:p>-7.7683754378436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198255992783609" calcext:value-type="float">
            <text:p>-0.001982559927836</text:p>
          </table:table-cell>
          <table:table-cell office:value-type="float" office:value="-8.71350869022338" calcext:value-type="float">
            <text:p>-8.7135086902233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8176805603855" calcext:value-type="float">
            <text:p>-0.002817680560386</text:p>
          </table:table-cell>
          <table:table-cell office:value-type="float" office:value="-9.31446260725828" calcext:value-type="float">
            <text:p>-9.3144626072582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47342924864157" calcext:value-type="float">
            <text:p>-0.002473429248642</text:p>
          </table:table-cell>
          <table:table-cell office:value-type="float" office:value="-9.60665297613726" calcext:value-type="float">
            <text:p>-9.6066529761372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9564811888849" calcext:value-type="float">
            <text:p>-0.002956481188885</text:p>
          </table:table-cell>
          <table:table-cell office:value-type="float" office:value="-9.77849638631826" calcext:value-type="float">
            <text:p>-9.7784963863182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95270760331731" calcext:value-type="float">
            <text:p>-0.002952707603317</text:p>
          </table:table-cell>
          <table:table-cell office:value-type="float" office:value="-9.89943157730659" calcext:value-type="float">
            <text:p>-9.8994315773065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41849471234637" calcext:value-type="float">
            <text:p>-0.003418494712346</text:p>
          </table:table-cell>
          <table:table-cell office:value-type="float" office:value="-9.99491078641065" calcext:value-type="float">
            <text:p>-9.9949107864106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80818002938723" calcext:value-type="float">
            <text:p>-0.003808180029387</text:p>
          </table:table-cell>
          <table:table-cell office:value-type="float" office:value="-10.0758220794765" calcext:value-type="float">
            <text:p>-10.075822079476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37665433186547" calcext:value-type="float">
            <text:p>-0.003376654331865</text:p>
          </table:table-cell>
          <table:table-cell office:value-type="float" office:value="-10.1470361426322" calcext:value-type="float">
            <text:p>-10.14703614263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43216611753651" calcext:value-type="float">
            <text:p>-0.003432166117537</text:p>
          </table:table-cell>
          <table:table-cell office:value-type="float" office:value="-10.212860249529" calcext:value-type="float">
            <text:p>-10.21286024952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28090760487279" calcext:value-type="float">
            <text:p>-0.003280907604873</text:p>
          </table:table-cell>
          <table:table-cell office:value-type="float" office:value="-10.318883916147" calcext:value-type="float">
            <text:p>-10.31888391614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16270641838571" calcext:value-type="float">
            <text:p>-0.003162706418386</text:p>
          </table:table-cell>
          <table:table-cell office:value-type="float" office:value="-10.4896886236909" calcext:value-type="float">
            <text:p>-10.489688623690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15942444653679" calcext:value-type="float">
            <text:p>-0.003159424446537</text:p>
          </table:table-cell>
          <table:table-cell office:value-type="float" office:value="-10.8052924129656" calcext:value-type="float">
            <text:p>-10.80529241296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8:52:02.229063385</dc:date>
    <meta:editing-duration>PT54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9_tuning.B1:M_201028_FU_M23_T19_tuning.B21 M_201028_FU_M23_T19_tuning.E1:M_201028_FU_M23_T19_tuning.E21" chart:data-source-has-labels="both" svg:x="0.32cm" svg:y="0.18cm" svg:width="12.376cm" svg:height="8.64cm">
          <chartooo:coordinate-region svg:x="1.709cm" svg:y="0.379cm" svg:width="10.801cm" svg:height="8.242cm"/>
          <chart:axis chart:dimension="x" chart:name="primary-x" chart:style-name="ch4" chartooo:axis-type="auto">
            <chartooo:date-scale/>
            <chart:categories table:cell-range-address="M_201028_FU_M23_T19_tuning.B2:M_201028_FU_M23_T19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9_tuning.E2:M_201028_FU_M23_T19_tuning.E21" chart:label-cell-address="M_201028_FU_M23_T19_tuning.E1:M_201028_FU_M23_T19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9_tuning.E1:M_201028_FU_M23_T19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9_tuning.B2:M_201028_FU_M23_T19_tuning.B21</svg:desc>
                </draw:g>
              </table:table-cell>
              <table:table-cell office:value-type="float" office:value="-0.00229414006474557">
                <text:p>-0.00229414006474557</text:p>
                <draw:g>
                  <svg:desc>M_201028_FU_M23_T19_tuning.E2:M_201028_FU_M23_T19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0192927142869125">
                <text:p>-0.0001929271428691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81657279901895">
                <text:p>-0.00181657279901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212201974629205">
                <text:p>-0.002122019746292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27759306449645">
                <text:p>-0.00277593064496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175596957494951">
                <text:p>-0.001755969574949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247202882477388">
                <text:p>-0.002472028824773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258568943994801">
                <text:p>-0.002585689439948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0198255992783609">
                <text:p>-0.001982559927836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028176805603855">
                <text:p>-0.00281768056038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0247342924864157">
                <text:p>-0.002473429248641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029564811888849">
                <text:p>-0.00295648118888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0295270760331731">
                <text:p>-0.002952707603317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0341849471234637">
                <text:p>-0.0034184947123463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0380818002938723">
                <text:p>-0.0038081800293872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0337665433186547">
                <text:p>-0.003376654331865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0343216611753651">
                <text:p>-0.0034321661175365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0328090760487279">
                <text:p>-0.003280907604872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0316270641838571">
                <text:p>-0.003162706418385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0315942444653679">
                <text:p>-0.003159424446536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